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4431in" table:align="left"/>
    </style:style>
    <style:style style:name="Table1.A" style:family="table-column">
      <style:table-column-properties style:column-width="1.443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3667in" table:align="margins"/>
    </style:style>
    <style:style style:name="Table2.A" style:family="table-column">
      <style:table-column-properties style:column-width="1.3667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6806in" table:align="left"/>
    </style:style>
    <style:style style:name="Table3.A" style:family="table-column">
      <style:table-column-properties style:column-width="0.2681in"/>
    </style:style>
    <style:style style:name="Table3.B" style:family="table-column">
      <style:table-column-properties style:column-width="0.6493in"/>
    </style:style>
    <style:style style:name="Table3.C" style:family="table-column">
      <style:table-column-properties style:column-width="0.9694in"/>
    </style:style>
    <style:style style:name="Table3.D" style:family="table-column">
      <style:table-column-properties style:column-width="3.0819in"/>
    </style:style>
    <style:style style:name="Table3.E" style:family="table-column">
      <style:table-column-properties style:column-width="0.7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4639in" table:align="left"/>
    </style:style>
    <style:style style:name="Table4.A" style:family="table-column">
      <style:table-column-properties style:column-width="0.6493in"/>
    </style:style>
    <style:style style:name="Table4.B" style:family="table-column">
      <style:table-column-properties style:column-width="0.8458in"/>
    </style:style>
    <style:style style:name="Table4.C" style:family="table-column">
      <style:table-column-properties style:column-width="0.968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s and CRUD Widgets Configuration Interface</text:p>
      <text:p text:style-name="Standard"/>
      <text:p text:style-name="Standard">Author: Luis F. Valdes I.</text:p>
      <text:p text:style-name="Standard">Date: April 10, 2012</text:p>
      <text:p text:style-name="Standard"/>
      <text:p text:style-name="Standard">This will be User Interface that allows the installation of new modules and configuration of user profiles for the system.</text:p>
      <text:p text:style-name="Standard">Every module interface will have a list of CRUDWidgets, thoose widgets have access modes.</text:p>
      <text:p text:style-name="Standard">Each widget will have its access mode for the widget.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UserWidgets</text:p>
          </table:table-cell>
        </table:table-row>
        <table:table-row>
          <table:table-cell table:style-name="Table1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Standard">id_User</text:p>
                </table:table-cell>
              </table:table-row>
              <table:table-row>
                <table:table-cell table:style-name="Table2.A2" office:value-type="string">
                  <text:p text:style-name="Standard">id_Widget </text:p>
                </table:table-cell>
              </table:table-row>
              <table:table-row>
                <table:table-cell table:style-name="Table2.A2" office:value-type="string">
                  <text:p text:style-name="Standard">acces_mode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>There are 5 tables:</text:p>
      <text:p text:style-name="Standard">- User</text:p>
      <text:p text:style-name="Standard">- Module</text:p>
      <text:p text:style-name="Standard">- CRUDWidget</text:p>
      <text:p text:style-name="Standard">- UserModules (Relation table for User and Module)</text:p>
      <text:p text:style-name="Standard">- UserWidgets (Relation table for User and CRUDWidget)</text:p>
      <text:p text:style-name="Standard"/>
      <text:p text:style-name="Standard">The table "UserWidgets" is the one that hold the column "acces_mode", this column is an integer value, and in C++ it ussualy hold 4 bytes.</text:p>
      <text:p text:style-name="Standard"/>
      <text:p text:style-name="Standard">1 byte = 8 bits</text:p>
      <text:p text:style-name="Standard">0000 0000 </text:p>
      <text:p text:style-name="Standard">1234 5678</text:p>
      <text:p text:style-name="Standard"/>
      <text:p text:style-name="Standard">int = 4 bytes = 32 bits</text:p>
      <text:p text:style-name="Standard">0000 0000 0000 0000 0000 0000 0000 0000</text:p>
      <text:p text:style-name="Standard"/>
      <text:p text:style-name="Standard">Each bit represents one Acces Mode, by default I created 6 access modes in the CRUDFlag Enum.</text:p>
      <text:p text:style-name="Standard">For a specialized implementation you can add more Access Modes as you need.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Standard">Enum </text:p>
          </table:table-cell>
          <table:table-cell table:style-name="Table3.A1" office:value-type="string">
            <text:p text:style-name="Standard">Hexadecimal</text:p>
          </table:table-cell>
          <table:table-cell table:style-name="Table3.A1" office:value-type="string">
            <text:p text:style-name="Standard">Binary</text:p>
          </table:table-cell>
          <table:table-cell table:style-name="Table3.E1" office:value-type="string">
            <text:p text:style-name="P4">Decimal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Standard">None</text:p>
          </table:table-cell>
          <table:table-cell table:style-name="Table3.A2" office:value-type="string">
            <text:p text:style-name="P4">0x0</text:p>
          </table:table-cell>
          <table:table-cell table:style-name="Table3.A2" office:value-type="string">
            <text:p text:style-name="Standard">0000 0000 0000 0000 0000 0000 0000 0000</text:p>
          </table:table-cell>
          <table:table-cell table:style-name="Table3.E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Standard">Watch</text:p>
          </table:table-cell>
          <table:table-cell table:style-name="Table3.A2" office:value-type="string">
            <text:p text:style-name="P4">0x1</text:p>
          </table:table-cell>
          <table:table-cell table:style-name="Table3.A2" office:value-type="string">
            <text:p text:style-name="Standard">0000 0000 0000 0000 0000 0000 0000 0001 </text:p>
          </table:table-cell>
          <table:table-cell table:style-name="Table3.E2" office:value-type="string">
            <text:p text:style-name="P1">1</text:p>
          </table:table-cell>
        </table:table-row>
        <table:table-row>
          <table:table-cell table:style-name="Table3.A2" office:value-type="string">
            <text:p text:style-name="P1">3</text:p>
          </table:table-cell>
          <table:table-cell table:style-name="Table3.A2" office:value-type="string">
            <text:p text:style-name="Standard">Insert</text:p>
          </table:table-cell>
          <table:table-cell table:style-name="Table3.A2" office:value-type="string">
            <text:p text:style-name="P4">0x2</text:p>
          </table:table-cell>
          <table:table-cell table:style-name="Table3.A2" office:value-type="string">
            <text:p text:style-name="Standard">0000 0000 0000 0000 0000 0000 0000 0010</text:p>
          </table:table-cell>
          <table:table-cell table:style-name="Table3.E2" office:value-type="string">
            <text:p text:style-name="P1">2</text:p>
          </table:table-cell>
        </table:table-row>
        <table:table-row>
          <table:table-cell table:style-name="Table3.A2" office:value-type="string">
            <text:p text:style-name="P1">4</text:p>
          </table:table-cell>
          <table:table-cell table:style-name="Table3.A2" office:value-type="string">
            <text:p text:style-name="Standard">Edit</text:p>
          </table:table-cell>
          <table:table-cell table:style-name="Table3.A2" office:value-type="string">
            <text:p text:style-name="P4">0x4</text:p>
          </table:table-cell>
          <table:table-cell table:style-name="Table3.A2" office:value-type="string">
            <text:p text:style-name="Standard">0000 0000 0000 0000 0000 0000 0000 0100</text:p>
          </table:table-cell>
          <table:table-cell table:style-name="Table3.E2" office:value-type="string">
            <text:p text:style-name="P1">4</text:p>
          </table:table-cell>
        </table:table-row>
        <table:table-row>
          <table:table-cell table:style-name="Table3.A2" office:value-type="string">
            <text:p text:style-name="P1">5</text:p>
          </table:table-cell>
          <table:table-cell table:style-name="Table3.A2" office:value-type="string">
            <text:p text:style-name="Standard">Update</text:p>
          </table:table-cell>
          <table:table-cell table:style-name="Table3.A2" office:value-type="string">
            <text:p text:style-name="P4">0x8</text:p>
          </table:table-cell>
          <table:table-cell table:style-name="Table3.A2" office:value-type="string">
            <text:p text:style-name="Standard">0000 0000 0000 0000 0000 0000 0000 1000 </text:p>
          </table:table-cell>
          <table:table-cell table:style-name="Table3.E2" office:value-type="string">
            <text:p text:style-name="P1">8</text:p>
          </table:table-cell>
        </table:table-row>
        <table:table-row>
          <table:table-cell table:style-name="Table3.A2" office:value-type="string">
            <text:p text:style-name="P1">6</text:p>
          </table:table-cell>
          <table:table-cell table:style-name="Table3.A2" office:value-type="string">
            <text:p text:style-name="Standard">Delete</text:p>
          </table:table-cell>
          <table:table-cell table:style-name="Table3.A2" office:value-type="string">
            <text:p text:style-name="P4">0x10</text:p>
          </table:table-cell>
          <table:table-cell table:style-name="Table3.A2" office:value-type="string">
            <text:p text:style-name="Standard">0000 0000 0000 0000 0000 0000 0001 0000 </text:p>
          </table:table-cell>
          <table:table-cell table:style-name="Table3.E2" office:value-type="string">
            <text:p text:style-name="P1">16</text:p>
          </table:table-cell>
        </table:table-row>
      </table:table>
      <text:p text:style-name="Standard"/>
      <text:p text:style-name="Standard"/>
      <text:p text:style-name="Standard"><text:soft-page-break/>The value stored in the acces_mode column of userwidgets table is the decimal value of the bit or bits configured for the user.</text:p>
      <text:p text:style-name="Standard">Example, The user john has Watch, Insert and Edit Access Modes for the widget POS.</text:p>
      <text:p text:style-name="Standard"/>
      <text:p text:style-name="Standard">User john's id = 25</text:p>
      <text:p text:style-name="Standard">Widget pos's id = 64</text:p>
      <text:p text:style-name="Standard"/>
      <text:p text:style-name="Standard">acces_mode = (Watch | Insert | Edit) = 0000 0000 0000 0000 0000 0000 0000 0111 = 4 + 2 + 1 = 7</text:p>
      <text:p text:style-name="Standard"/>
      <text:p text:style-name="Standard">Table userwidgets data for user john.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Standard">id_user</text:p>
          </table:table-cell>
          <table:table-cell table:style-name="Table4.A1" office:value-type="string">
            <text:p text:style-name="Standard">id_widget </text:p>
          </table:table-cell>
          <table:table-cell table:style-name="Table4.C1" office:value-type="string">
            <text:p text:style-name="Standard">access_mode</text:p>
          </table:table-cell>
        </table:table-row>
        <table:table-row>
          <table:table-cell table:style-name="Table4.A2" office:value-type="string">
            <text:p text:style-name="Table_20_Contents">25</text:p>
          </table:table-cell>
          <table:table-cell table:style-name="Table4.A2" office:value-type="string">
            <text:p text:style-name="Table_20_Contents">64</text:p>
          </table:table-cell>
          <table:table-cell table:style-name="Table4.C2" office:value-type="string">
            <text:p text:style-name="Table_20_Contents">7</text:p>
          </table:table-cell>
        </table:table-row>
      </table:table>
      <text:p text:style-name="Standard"/>
      <text:p text:style-name="Standard">More Information</text:p>
      <text:p text:style-name="Standard">- The User Interface to make all this work will available only for the user "root"</text:p>
      <text:p text:style-name="Standard">- The "root" user is the only user allowed to check if there are new modules for the application, and this user can make any </text:p>
      <text:p text:style-name="Standard">module "visible" for the application. Only visible modules will be available for common users.</text:p>
      <text:p text:style-name="Standard">- Each user will have a - User</text:p>
      <text:p text:style-name="Standard">- Module</text:p>
      <text:p text:style-name="Standard">- CRUDWidget</text:p>
      <text:p text:style-name="Standard">- UserModules (Relation table for User and Module)</text:p>
      <text:p text:style-name="Standard">- UserWidgets (Relation table for User and CRUDWidget)list of active modules, when a module is active a QTreeView-like widget will load all the CRUDWidgets for the selected module. Under each Item will be loaded a list of Access Modes for the CRUDWidgets (Watch, Insert, Edit, Update, Delete, etc.)</text:p>
      <text:p text:style-name="Standard">Every access mode will be represented by a QCheckBox and its description in the QLabel of the first widget.</text:p>
      <text:p text:style-name="Standard"/>
      <text:p text:style-name="Standard"/>
      <text:p text:style-name="Standard"/>
      <text:p text:style-name="P5">Data Model Representation and Relations</text:p>
      <text:p text:style-name="Standard"/>
      <text:p text:style-name="Standard">---------------------------<text:tab/><text:tab/>---------------------------</text:p>
      <text:p text:style-name="Standard">| Module <text:tab/> <text:tab/>|<text:tab/><text:tab/>| CRUDWidget <text:tab/>|</text:p>
      <text:p text:style-name="Standard">++++++++++++++++<text:tab/><text:tab/>++++++++++++++++</text:p>
      <text:p text:style-name="Standard">| id<text:tab/> <text:tab/> <text:tab/>| 1 -------- *<text:tab/>| id<text:tab/> <text:tab/> <text:tab/>| </text:p>
      <text:p text:style-name="Standard">| module_name<text:tab/>|<text:tab/><text:tab/>| id_module <text:tab/> <text:tab/>|</text:p>
      <text:p text:style-name="Standard">| module_version <text:tab/>|<text:tab/><text:tab/>| widget_name<text:tab/> <text:tab/>|</text:p>
      <text:p text:style-name="Standard">| module_state <text:tab/>| <text:tab/><text:tab/>---------------------------</text:p>
      <text:p text:style-name="Standard">---------------------------<text:tab/><text:tab/><text:tab/>1</text:p>
      <text:p text:style-name="Standard"><text:tab/>1<text:tab/><text:tab/><text:tab/><text:tab/><text:tab/>|</text:p>
      <text:p text:style-name="Standard"><text:tab/>|<text:tab/><text:tab/><text:tab/><text:tab/><text:tab/>|</text:p>
      <text:p text:style-name="Standard"><text:tab/>*<text:tab/><text:tab/><text:tab/><text:tab/><text:tab/>*</text:p>
      <text:p text:style-name="Standard">---------------------------<text:tab/><text:tab/>---------------------------</text:p>
      <text:p text:style-name="Standard">| UserModules <text:tab/>|<text:tab/><text:tab/>| UserWidgets<text:tab/> <text:tab/>|</text:p>
      <text:p text:style-name="Standard">++++++++++++++++<text:tab/><text:tab/>++++++++++++++++</text:p>
      <text:p text:style-name="Standard">| id_module<text:tab/> <text:tab/>| <text:tab/><text:tab/>| id_widget<text:tab/> <text:tab/>|</text:p>
      <text:p text:style-name="Standard">| id_user <text:tab/> <text:tab/>|<text:tab/><text:tab/>| id_user <text:tab/> <text:tab/>|</text:p>
      <text:p text:style-name="Standard">| state <text:tab/> <text:tab/><text:tab/>|<text:tab/><text:tab/>| access_mode<text:tab/> <text:tab/>|</text:p>
      <text:p text:style-name="Standard">---------------------------<text:tab/><text:tab/>---------------------------</text:p>
      <text:p text:style-name="Standard"><text:tab/>*<text:tab/><text:tab/><text:tab/><text:tab/><text:tab/>*</text:p>
      <text:p text:style-name="Standard"><text:tab/>|<text:tab/><text:tab/><text:tab/><text:tab/><text:tab/>|</text:p>
      <text:p text:style-name="Standard"><text:tab/>|<text:tab/><text:tab/><text:tab/><text:tab/><text:tab/>|</text:p>
      <text:p text:style-name="Standard"><text:tab/>|<text:tab/>---------------------------</text:p>
      <text:p text:style-name="Standard"><text:tab/>|<text:tab/>| User <text:tab/> <text:tab/> <text:tab/>|<text:tab/>|<text:tab/></text:p>
      <text:p text:style-name="Standard"><text:tab/>|<text:tab/>++++++++++++++++<text:tab/>|<text:tab/></text:p>
      <text:p text:style-name="Standard"><text:tab/>|<text:tab/>| id<text:tab/> <text:tab/> <text:tab/>| <text:tab/>|</text:p>
      <text:p text:style-name="Standard"><text:tab/>| ---- 1 <text:tab/>| name <text:tab/> <text:s text:c="8"/><text:tab/><text:tab/>| 1 -----<text:tab/>|</text:p>
      <text:p text:style-name="Standard"><text:tab/><text:tab/>| login_name <text:s text:c="4"/><text:tab/>|</text:p>
      <text:p text:style-name="Standard"><text:tab/><text:tab/>| password<text:tab/> <text:tab/>|<text:tab/><text:tab/></text:p>
      <text:p text:style-name="Standard"><text:tab/><text:tab/>| email_address <text:s/><text:tab/>|<text:tab/><text:tab/></text:p>
      <text:p text:style-name="Standard"><text:tab/><text:tab/>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14:20:34</meta:creation-date>
    <dc:date>2012-04-10T14:36:38</dc:date>
    <meta:editing-duration>PT16M5S</meta:editing-duration>
    <meta:editing-cycles>7</meta:editing-cycles>
    <meta:generator>LibreOffice/3.4$Unix LibreOffice_project/340m1$Build-502</meta:generator>
    <meta:document-statistic meta:table-count="4" meta:image-count="0" meta:object-count="0" meta:page-count="3" meta:paragraph-count="111" meta:word-count="590" meta:character-count="3395" meta:non-whitespace-character-count="2771"/>
  </office:meta>
</office:document-meta>
</file>